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19.44mm"/>
    </style:style>
    <style:style style:name="co3" style:family="table-column">
      <style:table-column-properties fo:break-before="auto" style:column-width="24.11mm"/>
    </style:style>
    <style:style style:name="co4" style:family="table-column">
      <style:table-column-properties fo:break-before="auto" style:column-width="24.31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RCHITECTURE 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memory (in GB)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tor size (in B)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ION 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l grid size in x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ocal grid size in y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unk size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cal total grid size</text:p>
          </table:table-cell>
          <table:table-cell table:formula="of:=[.B6]*[.B7]" office:value-type="float" office:value="65536" calcext:value-type="float">
            <text:p>65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le size</text:p>
          </table:table-cell>
          <table:table-cell table:style-name="ce1" table:formula="of:=32+[.B3]/[.B8]" office:value-type="float" office:value="32.5" calcext:value-type="float">
            <text:p>32,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x extra memory – 4 colors</text:p>
          </table:table-cell>
          <table:table-cell table:style-name="ce1" table:formula="of:=4*[.B10]*[.B8]*[.B11]/1000000000" office:value-type="float" office:value="1.09051904" calcext:value-type="float">
            <text:p>1,09051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um N (in millions)</text:p>
          </table:table-cell>
          <table:table-cell table:formula="of:=0.9*([.B$2]-[.B12])*1000/[.B11]" office:value-type="float" office:value="2628.26254966154" calcext:value-type="float">
            <text:p>2628,26254966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54:02.186496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48:33.056892205</meta:creation-date>
    <meta:generator>LibreOffice/5.1.6.2$Linux_X86_64 LibreOffice_project/10m0$Build-2</meta:generator>
    <dc:date>2018-05-09T11:54:14.878488512</dc:date>
    <meta:editing-duration>PT2H40M40S</meta:editing-duration>
    <meta:editing-cycles>103</meta:editing-cycles>
    <meta:document-statistic meta:table-count="1" meta:cell-count="20" meta:object-count="0"/>
  </office:meta>
</office:document-meta>
</file>